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6de8" officeooo:paragraph-rsid="001f6de8"/>
    </style:style>
    <style:style style:name="P2" style:family="paragraph" style:parent-style-name="Standard">
      <style:text-properties officeooo:rsid="002128a0" officeooo:paragraph-rsid="002128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Įdedame formą</text:p>
      <text:p text:style-name="P1">2. Sutvarkome kalendorių</text:p>
      <text:p text:style-name="P2">3. Kuriame duomenų bazę</text:p>
      <text:p text:style-name="P2">4. Kuriame įterpimo skriptą</text:p>
      <text:p text:style-name="P2">5. Kuriame nuskaitymo skriptą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3:04:33.501000000</meta:creation-date>
    <dc:date>2017-12-17T23:05:31.295000000</dc:date>
    <meta:editing-duration>PT57S</meta:editing-duration>
    <meta:editing-cycles>2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5" meta:word-count="18" meta:character-count="119" meta:non-whitespace-character-count="106"/>
  </office:meta>
</office:document-meta>
</file>